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table-cell-properties fo:background-color="#801900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26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style-name="Default"/>
          <table:table-cell table:number-columns-repeated="26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6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style-name="Default"/>
          <table:table-cell table:number-columns-repeated="26"/>
          <table:table-cell table:style-name="Default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26"/>
          <table:table-cell table:style-name="Default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21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3" office:value-type="float" office:value="30" calcext:value-type="float">
            <text:p>30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20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3" office:value-type="float" office:value="30" calcext:value-type="float">
            <text:p>30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19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3" office:value-type="float" office:value="30" calcext:value-type="float">
            <text:p>30</text:p>
          </table:table-cell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2"/>
          <table:table-cell table:number-columns-repeated="2" table:style-name="ce6" office:value-type="float" office:value="16" calcext:value-type="float">
            <text:p>16</text:p>
          </table:table-cell>
          <table:table-cell table:number-columns-repeated="2"/>
          <table:table-cell table:number-columns-repeated="2" table:style-name="ce6" office:value-type="float" office:value="16" calcext:value-type="float">
            <text:p>16</text:p>
          </table:table-cell>
          <table:table-cell table:number-columns-repeated="10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3" table:style-name="ce1" office:value-type="float" office:value="23" calcext:value-type="float">
            <text:p>2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15" table:style-name="ce6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5"/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number-columns-repeated="13" table:style-name="ce6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1" table:style-name="ce6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7"/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" office:value-type="float" office:value="23" calcext:value-type="float">
            <text:p>23</text:p>
          </table:table-cell>
          <table:table-cell table:number-columns-repeated="9" table:style-name="ce6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7" table:style-name="ce6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"/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5" office:value-type="float" office:value="25" calcext:value-type="float">
            <text:p>25</text:p>
          </table:table-cell>
          <table:table-cell table:number-columns-repeated="3"/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5"/>
          <table:table-cell table:number-columns-repeated="8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7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5" office:value-type="float" office:value="25" calcext:value-type="float">
            <text:p>25</text:p>
          </table:table-cell>
          <table:table-cell table:number-columns-repeated="2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table:style-name="ce3" office:value-type="float" office:value="30" calcext:value-type="float">
            <text:p>30</text:p>
          </table:table-cell>
          <table:table-cell table:number-columns-repeated="16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6"/>
          <table:table-cell table:number-columns-repeated="5" table:style-name="ce1" office:value-type="float" office:value="23" calcext:value-type="float">
            <text:p>23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7" table:style-name="ce6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"/>
          <table:table-cell table:style-name="ce4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4"/>
          <table:table-cell table:style-name="ce1" office:value-type="float" office:value="23" calcext:value-type="float">
            <text:p>23</text:p>
          </table:table-cell>
          <table:table-cell table:number-columns-repeated="9" table:style-name="ce6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"/>
          <table:table-cell table:style-name="ce4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1" table:style-name="ce6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8"/>
          <table:table-cell table:style-name="ce4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number-columns-repeated="13" table:style-name="ce6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7"/>
          <table:table-cell table:style-name="ce4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15" table:style-name="ce6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4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07:08:40.9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07:58:21.510000000</dc:date>
    <meta:editing-duration>P1DT16H46M32S</meta:editing-duration>
    <meta:editing-cycles>49</meta:editing-cycles>
    <meta:generator>LibreOffice/5.1.3.2$Windows_x86 LibreOffice_project/644e4637d1d8544fd9f56425bd6cec110e49301b</meta:generator>
    <meta:document-statistic meta:table-count="1" meta:cell-count="364" meta:object-count="0"/>
  </office:meta>
</office:document-meta>
</file>